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826" officeooo:paragraph-rsid="0014d826"/>
    </style:style>
    <style:style style:name="P2" style:family="paragraph" style:parent-style-name="Standard">
      <style:text-properties officeooo:rsid="00151582" officeooo:paragraph-rsid="00151582"/>
    </style:style>
    <style:style style:name="P3" style:family="paragraph" style:parent-style-name="Standard">
      <style:text-properties officeooo:rsid="0015ad9e" officeooo:paragraph-rsid="0015ad9e"/>
    </style:style>
    <style:style style:name="P4" style:family="paragraph" style:parent-style-name="Standard">
      <style:text-properties officeooo:rsid="0018bbaa" officeooo:paragraph-rsid="0018bbaa"/>
    </style:style>
    <style:style style:name="P5" style:family="paragraph" style:parent-style-name="Standard">
      <style:text-properties officeooo:rsid="001af5d9" officeooo:paragraph-rsid="001af5d9"/>
    </style:style>
    <style:style style:name="P6" style:family="paragraph" style:parent-style-name="Standard">
      <style:text-properties officeooo:rsid="001bbb8e" officeooo:paragraph-rsid="001bbb8e"/>
    </style:style>
    <style:style style:name="P7" style:family="paragraph" style:parent-style-name="Standard">
      <style:text-properties officeooo:rsid="001fada4" officeooo:paragraph-rsid="001fada4"/>
    </style:style>
    <style:style style:name="P8" style:family="paragraph" style:parent-style-name="Standard">
      <style:text-properties officeooo:rsid="002528a5" officeooo:paragraph-rsid="002528a5"/>
    </style:style>
    <style:style style:name="T1" style:family="text">
      <style:text-properties officeooo:rsid="00162307"/>
    </style:style>
    <style:style style:name="T2" style:family="text">
      <style:text-properties officeooo:rsid="0016bdfc"/>
    </style:style>
    <style:style style:name="T3" style:family="text">
      <style:text-properties officeooo:rsid="0017f753"/>
    </style:style>
    <style:style style:name="T4" style:family="text">
      <style:text-properties officeooo:rsid="0018a142"/>
    </style:style>
    <style:style style:name="T5" style:family="text">
      <style:text-properties officeooo:rsid="001a2e82"/>
    </style:style>
    <style:style style:name="T6" style:family="text">
      <style:text-properties officeooo:rsid="001aa87d"/>
    </style:style>
    <style:style style:name="T7" style:family="text">
      <style:text-properties officeooo:rsid="001bbb8e"/>
    </style:style>
    <style:style style:name="T8" style:family="text">
      <style:text-properties officeooo:rsid="001d41ad"/>
    </style:style>
    <style:style style:name="T9" style:family="text">
      <style:text-properties officeooo:rsid="001fb4d2"/>
    </style:style>
    <style:style style:name="T10" style:family="text">
      <style:text-properties officeooo:rsid="0021aa0a"/>
    </style:style>
    <style:style style:name="T11" style:family="text">
      <style:text-properties officeooo:rsid="00236fe0"/>
    </style:style>
    <style:style style:name="T12" style:family="text">
      <style:text-properties officeooo:rsid="002616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-um programa de computador, é uma estratégia, descrita passo a passo, para solucionar um problema ou demanda computacional. </text:p>
      <text:p text:style-name="P1"/>
      <text:p text:style-name="P2">Conceitos básicos de software </text:p>
      <text:p text:style-name="P3">conhecendo o software </text:p>
      <text:p text:style-name="P3"/>
      <text:p text:style-name="P3">o que é software? </text:p>
      <text:p text:style-name="P3">-<text:span text:style-name="T1">é um conjunto de instruções, usadas pelo pc para executar de maneira rápida e alcançar um objetivo e resolver um problema ou necessidade do mundo real. </text:span></text:p>
      <text:p text:style-name="P3">-<text:span text:style-name="T2">originalmente um código é na forma binária, a língua que o computador entende, então, foram desenvolvidas linguagens de programação para facilitar para o ser humano. </text:span></text:p>
      <text:p text:style-name="P3">-<text:span text:style-name="T3">software não é uma entidade física, porém, ganha materialização em sua construção virtual </text:span></text:p>
      <text:p text:style-name="P3">-<text:span text:style-name="T4">quem processa de fato as instruções, é o processador, que envia então para a memória RAM </text:span></text:p>
      <text:p text:style-name="P3"/>
      <text:p text:style-name="P4">representação e armazenamento das instruções em hardware </text:p>
      <text:p text:style-name="P4">-<text:span text:style-name="T5">a memória RAM armazena temporariamente as instruções, o processador busca lá então, uma a uma e as executa da maneira como deve ser executado </text:span></text:p>
      <text:p text:style-name="P4"/>
      <text:p text:style-name="P4">-<text:span text:style-name="T6">as instruções são inseridas por uma linguagem de programação de alto nível, em seguida o compilador traduz para a linguagem de máquina para que o computador entenda, em seguida, ele executa a operação ordenada </text:span></text:p>
      <text:p text:style-name="P4"/>
      <text:p text:style-name="P5">software de código aberto </text:p>
      <text:p text:style-name="P5">-<text:span text:style-name="T7">é uma forma de distribuição de software, geralmente é gratuita, em que o programa compilado é fornecido, mas também há acesso ao código-fonte original do programa.</text:span></text:p>
      <text:p text:style-name="P5">-<text:span text:style-name="T8">são mantidos pela comunidade</text:span></text:p>
      <text:p text:style-name="P5"/>
      <text:p text:style-name="P6">Software de código fechado </text:p>
      <text:p text:style-name="P6">-não é permitido alterações ou personalizações, sendo assim, caso precise corrigir um bug ou de uma melhoria, deve ser solicitado ao dono. </text:p>
      <text:p text:style-name="P6"/>
      <text:p text:style-name="P7">O que é um programa </text:p>
      <text:p text:style-name="P7">-<text:span text:style-name="T9">é um conjunto de instruções para realizar determinadas ações, onde o processador executa-as na memória RAM, uma a uma </text:span></text:p>
      <text:p text:style-name="P7">-<text:span text:style-name="T10">para executar as instruções de código de máquina, as instruções usam um método chamado ciclo busca-execução(Fetch Execute Cycle)</text:span></text:p>
      <text:p text:style-name="P7">-<text:span text:style-name="T11">goto = é uma instrução na linguagem de informática e significa: vá para a linha indicada e siga executando o código a partir desse local. </text:span></text:p>
      <text:p text:style-name="P7"/>
      <text:p text:style-name="P8">Como o programa vai parar na memória RAM </text:p>
      <text:p text:style-name="P8">-<text:span text:style-name="T12">1- a instrução vem de um dispositivo de armazenamento tipo: HD, SSD, pen drive etc.. que envia para a RAM</text:span></text:p>
      <text:p text:style-name="P8">-<text:span text:style-name="T12">2-a instrução então manda que o processador execute a instrução, que está na memória RAM</text:span></text:p>
      <text:p text:style-name="P7"/>
      <text:p text:style-name="P6"/>
      <text:p text:style-name="P6"/>
      <text:p text:style-name="P5"/>
      <text:p text:style-name="P5"/>
      <text:p text:style-name="P4"/>
      <text:p text:style-name="P4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1:59:12.892000000</meta:creation-date>
    <dc:date>2024-01-15T17:02:23.112000000</dc:date>
    <meta:editing-duration>PT5H3M</meta:editing-duration>
    <meta:editing-cycles>2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4" meta:word-count="346" meta:character-count="2143" meta:non-whitespace-character-count="1802"/>
  </office:meta>
</office:document-meta>
</file>